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0db831" fo:background-color="#ffff00"/>
    </style:style>
    <style:style style:name="P3" style:family="paragraph" style:parent-style-name="Standard">
      <style:text-properties officeooo:paragraph-rsid="002249a4" fo:background-color="#ffff00"/>
    </style:style>
    <style:style style:name="P4" style:family="paragraph" style:parent-style-name="Standard">
      <style:text-properties officeooo:paragraph-rsid="0024d64c" fo:background-color="#ffff00"/>
    </style:style>
    <style:style style:name="P5" style:family="paragraph" style:parent-style-name="Standard">
      <style:text-properties officeooo:rsid="00008065" officeooo:paragraph-rsid="00008065" fo:background-color="transparent"/>
    </style:style>
    <style:style style:name="P6" style:family="paragraph" style:parent-style-name="Standard">
      <style:text-properties officeooo:paragraph-rsid="00021b92"/>
    </style:style>
    <style:style style:name="P7" style:family="paragraph" style:parent-style-name="Standard">
      <style:text-properties fo:background-color="#ff4000"/>
    </style:style>
    <style:style style:name="P8" style:family="paragraph" style:parent-style-name="Standard">
      <style:text-properties officeooo:paragraph-rsid="000db831"/>
    </style:style>
    <style:style style:name="P9" style:family="paragraph" style:parent-style-name="Standard" style:list-style-name="L1">
      <style:text-properties officeooo:rsid="00008065" officeooo:paragraph-rsid="00008065" fo:background-color="transparent"/>
    </style:style>
    <style:style style:name="P10" style:family="paragraph" style:parent-style-name="Standard" style:list-style-name="L2">
      <style:text-properties officeooo:rsid="0000c2d2" officeooo:paragraph-rsid="0000c2d2" fo:background-color="transparent"/>
    </style:style>
    <style:style style:name="P11" style:family="paragraph" style:parent-style-name="Standard" style:list-style-name="L3">
      <style:text-properties officeooo:paragraph-rsid="00021b92"/>
    </style:style>
    <style:style style:name="P12" style:family="paragraph" style:parent-style-name="Standard" style:list-style-name="L3">
      <style:text-properties officeooo:rsid="0002262a" officeooo:paragraph-rsid="0002262a"/>
    </style:style>
    <style:style style:name="P13" style:family="paragraph" style:parent-style-name="Standard" style:list-style-name="L3">
      <style:text-properties officeooo:paragraph-rsid="00021b92" fo:background-color="#ffff00"/>
    </style:style>
    <style:style style:name="P14" style:family="paragraph" style:parent-style-name="Standard" style:list-style-name="L5">
      <style:text-properties officeooo:rsid="00117ce9" officeooo:paragraph-rsid="00117ce9" fo:background-color="#ffff00"/>
    </style:style>
    <style:style style:name="P15" style:family="paragraph" style:parent-style-name="Standard" style:list-style-name="L6">
      <style:text-properties officeooo:rsid="0025a897" officeooo:paragraph-rsid="0025a897" fo:background-color="#ffff00"/>
    </style:style>
    <style:style style:name="P16" style:family="paragraph" style:parent-style-name="Standard" style:list-style-name="L3">
      <style:text-properties officeooo:paragraph-rsid="00021b92" fo:background-color="#ffff00"/>
    </style:style>
    <style:style style:name="P17" style:family="paragraph" style:parent-style-name="Standard" style:list-style-name="L4">
      <style:text-properties fo:background-color="#ff4000"/>
    </style:style>
    <style:style style:name="T1" style:family="text">
      <style:text-properties officeooo:rsid="00008065"/>
    </style:style>
    <style:style style:name="T2" style:family="text">
      <style:text-properties fo:background-color="#ffff00" loext:char-shading-value="0"/>
    </style:style>
    <style:style style:name="T3" style:family="text">
      <style:text-properties officeooo:rsid="0002262a" fo:background-color="#ffff00" loext:char-shading-value="0"/>
    </style:style>
    <style:style style:name="T4" style:family="text">
      <style:text-properties officeooo:rsid="000e3733" fo:background-color="#ffff00" loext:char-shading-value="0"/>
    </style:style>
    <style:style style:name="T5" style:family="text">
      <style:text-properties officeooo:rsid="001228f8" fo:background-color="#ffff00" loext:char-shading-value="0"/>
    </style:style>
    <style:style style:name="T6" style:family="text">
      <style:text-properties officeooo:rsid="0021bcf3" fo:background-color="#ffff00" loext:char-shading-value="0"/>
    </style:style>
    <style:style style:name="T7" style:family="text">
      <style:text-properties officeooo:rsid="0029b2a7" fo:background-color="#ffff00" loext:char-shading-value="0"/>
    </style:style>
    <style:style style:name="T8" style:family="text">
      <style:text-properties officeooo:rsid="0000c2d2"/>
    </style:style>
    <style:style style:name="T9" style:family="text">
      <style:text-properties officeooo:rsid="00021b92"/>
    </style:style>
    <style:style style:name="T10" style:family="text">
      <style:text-properties officeooo:rsid="0002262a"/>
    </style:style>
    <style:style style:name="T11" style:family="text">
      <style:text-properties officeooo:rsid="000505dd"/>
    </style:style>
    <style:style style:name="T12" style:family="text">
      <style:text-properties officeooo:rsid="000b8e97"/>
    </style:style>
    <style:style style:name="T13" style:family="text">
      <style:text-properties officeooo:rsid="000d712f"/>
    </style:style>
    <style:style style:name="T14" style:family="text">
      <style:text-properties officeooo:rsid="000db831"/>
    </style:style>
    <style:style style:name="T15" style:family="text">
      <style:text-properties officeooo:rsid="000e3733"/>
    </style:style>
    <style:style style:name="T16" style:family="text">
      <style:text-properties officeooo:rsid="00117ce9"/>
    </style:style>
    <style:style style:name="T17" style:family="text">
      <style:text-properties officeooo:rsid="001228f8"/>
    </style:style>
    <style:style style:name="T18" style:family="text">
      <style:text-properties officeooo:rsid="001367fd"/>
    </style:style>
    <style:style style:name="T19" style:family="text">
      <style:text-properties officeooo:rsid="00152174"/>
    </style:style>
    <style:style style:name="T20" style:family="text">
      <style:text-properties officeooo:rsid="0015fcbb"/>
    </style:style>
    <style:style style:name="T21" style:family="text">
      <style:text-properties officeooo:rsid="001c4492"/>
    </style:style>
    <style:style style:name="T22" style:family="text">
      <style:text-properties officeooo:rsid="001d7019"/>
    </style:style>
    <style:style style:name="T23" style:family="text">
      <style:text-properties officeooo:rsid="001ec72b"/>
    </style:style>
    <style:style style:name="T24" style:family="text">
      <style:text-properties officeooo:rsid="002019ed"/>
    </style:style>
    <style:style style:name="T25" style:family="text">
      <style:text-properties officeooo:rsid="002137e7"/>
    </style:style>
    <style:style style:name="T26" style:family="text">
      <style:text-properties officeooo:rsid="0021a534"/>
    </style:style>
    <style:style style:name="T27" style:family="text">
      <style:text-properties officeooo:rsid="0021bcf3"/>
    </style:style>
    <style:style style:name="T28" style:family="text">
      <style:text-properties officeooo:rsid="002249a4"/>
    </style:style>
    <style:style style:name="T29" style:family="text">
      <style:text-properties officeooo:rsid="0023f901"/>
    </style:style>
    <style:style style:name="T30" style:family="text">
      <style:text-properties officeooo:rsid="0024d64c"/>
    </style:style>
    <style:style style:name="T31" style:family="text">
      <style:text-properties officeooo:rsid="0025a897"/>
    </style:style>
    <style:style style:name="T32" style:family="text">
      <style:text-properties officeooo:rsid="00274c82"/>
    </style:style>
    <style:style style:name="T33" style:family="text">
      <style:text-properties officeooo:rsid="00284c8d"/>
    </style:style>
    <style:style style:name="T34" style:family="text">
      <style:text-properties officeooo:rsid="0028fdcc"/>
    </style:style>
    <style:style style:name="T35" style:family="text">
      <style:text-properties officeooo:rsid="0029b2a7"/>
    </style:style>
    <style:style style:name="T36" style:family="text">
      <style:text-properties officeooo:rsid="002bae7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Standard"><text:span text:style-name="T2">-The introduction lacks a better description of the biochemical particularities of ancient DNA.</text:span> <text:span text:style-name="T1">(31:32)</text:span></text:p>
      <text:p text:style-name="Standard"/>
      <text:p text:style-name="P1">The intro would gain by describing aDNA post-mortem degradation, modelling of aDNA</text:p>
      <text:p text:style-name="Standard"><text:span text:style-name="T2">degradation and implementations used in the thesis to deal with it (e.g. Atlas).</text:span> <text:span text:style-name="T1">(32)</text:span></text:p>
      <text:p text:style-name="Standard"/>
      <text:p text:style-name="P1">p. 16 middle – ’target’ haploid – is introduced as a concept that should be useful to be</text:p>
      <text:p text:style-name="P1">defined (otherwise ‘haploid’ has a broader meaning) <text:span text:style-name="T1">(17)</text:span></text:p>
      <text:p text:style-name="P5"/>
      <text:p text:style-name="P1"/>
      <text:p text:style-name="Standard"/>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 <text:span text:style-name="T1">(17)</text:span></text:p>
      <text:list xml:id="list3521994072" text:style-name="L1">
        <text:list-item>
          <text:p text:style-name="P9">Modified to ‘most recent, relative all other reference haploids’</text:p>
        </text:list-item>
      </text:list>
      <text:p text:style-name="Standard"/>
      <text:p text:style-name="P1">p. 21 third line a word probably missing, ‘order’ <text:span text:style-name="T1">(22)</text:span></text:p>
      <text:p text:style-name="Standard"/>
      <text:p text:style-name="P1">p. 22. ‘to confidently call heterozygous genotypes’ – only heterozygous? Consider</text:p>
      <text:p text:style-name="P1">removing ‘heterozygous’ or replacing it with ‘diploid’ <text:span text:style-name="T1">(23)</text:span></text:p>
      <text:p text:style-name="Standard"/>
      <text:p text:style-name="P1">p. 24 subsection title [uses of?] chromopainter [in] ancient DNA? <text:span text:style-name="T1">(25)</text:span></text:p>
      <text:p text:style-name="Standard"/>
      <text:p text:style-name="P1">p. 24 first para, typos ‘fruit[s]’, ‘difficult[y]’ <text:span text:style-name="T8">(25)</text:span></text:p>
      <text:p text:style-name="Standard"/>
      <text:p text:style-name="P1">p. 25, 2nd line ‘ the the ability’ <text:span text:style-name="T8">(26)</text:span></text:p>
      <text:p text:style-name="Standard"/>
      <text:p text:style-name="P1">p. 25, 2nd para, ‘approximately 31’ consider ‘more than 30’ <text:span text:style-name="T8">(26)</text:span></text:p>
      <text:p text:style-name="Standard"/>
      <text:p text:style-name="P1">p. 26 4-5th lines, ‘to infer identify’ – one verb too many <text:span text:style-name="T8">(27)</text:span></text:p>
      <text:p text:style-name="Standard"/>
      <text:p text:style-name="P1">p. 29 end of 2nd para, consider adding QUILT to methods that take BAMs and estimate</text:p>
      <text:p text:style-name="P1">lilelihoods in the process <text:span text:style-name="T8">(30)</text:span></text:p>
      <text:p text:style-name="Standard"/>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 <text:span text:style-name="T8">(34)</text:span></text:p>
      <text:list xml:id="list3514336139" text:style-name="L2">
        <text:list-item>
          <text:p text:style-name="P10">Unsure what the ‘comercial reasons are’</text:p>
        </text:list-item>
      </text:list>
      <text:p text:style-name="Standard"/>
      <text:p text:style-name="P1">p. 31, 6th line, ‘is analyse’ consider replacing with ‘is needed for’ <text:span text:style-name="T9">(33)</text:span></text:p>
      <text:p text:style-name="Standard">Chapter 2</text:p>
      <text:p text:style-name="Standard"/>
      <text:p text:style-name="Standard">-In this chapter and in the thesis in general, the descriptions of pipelines are difficult to follow.</text:p>
      <text:p text:style-name="Standard"/>
      <text:p text:style-name="P6">We suggest: </text:p>
      <text:list xml:id="list720505724" text:style-name="L3">
        <text:list-item>
          <text:p text:style-name="P11"><text:span text:style-name="T2">the pipelines for each chapter are presented schematically through the use of figures</text:span> </text:p>
          <text:list>
            <text:list-item>
              <text:p text:style-name="P12">Chapter 2 (43)</text:p>
            </text:list-item>
            <text:list-item>
              <text:p text:style-name="P12">Chapter 4 (141)</text:p>
            </text:list-item>
            <text:list-item>
              <text:p text:style-name="P12">Chapter 5 (171)</text:p>
            </text:list-item>
          </text:list>
        </text:list-item>
        <text:list-item>
          <text:p text:style-name="P13"><text:soft-page-break/><text:span text:style-name="T10">T</text:span>ables where reporting variant numbers and precision and sensitivity by heterozygous and homozygous positions or by minor allele frequency) <text:span text:style-name="T10">(57:59)</text:span></text:p>
        </text:list-item>
        <text:list-item>
          <text:p text:style-name="P11"><text:s/><text:span text:style-name="T2">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text:span><text:span text:style-name="T3">(42)</text:span></text:p>
        </text:list-item>
        <text:list-item>
          <text:p text:style-name="P16">Reporting of variant numbers that pass different steps of the pipelines</text:p>
        </text:list-item>
      </text:list>
      <text:p text:style-name="P6"/>
      <text:p text:style-name="Standard">-The algorithm of ChromoPainterUncertainty is not fluently explained. Confusing writing.</text:p>
      <text:p text:style-name="Standard">Confusing notation. This needs to be rewritten.</text:p>
      <text:p text:style-name="Standard"/>
      <text:p text:style-name="P1">-Equation 2.1 and 2.2 are not sufficiently well explained in words. There are errors in the</text:p>
      <text:p text:style-name="P1">notation. This is fundamental for the understanding of the thesis. <text:span text:style-name="T11">(38, 40)</text:span></text:p>
      <text:p text:style-name="Standard"/>
      <text:p text:style-name="P1">p. 37, should ‘Note that above (3) reduces (1)’ be ‘Note that above (2.2) reduces (2.1)’? <text:span text:style-name="T11">(40)</text:span></text:p>
      <text:p text:style-name="Standard"/>
      <text:p text:style-name="P1">-Carefully consider whether the category Jewish can be used when comparing other</text:p>
      <text:p text:style-name="P1">populations based on geographical location and not on religious affiliation. <text:span text:style-name="T11">(79)</text:span></text:p>
      <text:p text:style-name="Standard"/>
      <text:p text:style-name="P1">p. 34, 3rd line, ‘each genetic region’ -&gt; ‘each autosomal region’ <text:span text:style-name="T11">(37)</text:span></text:p>
      <text:p text:style-name="Standard"/>
      <text:p text:style-name="P7">p. 35 ‘<text:span text:style-name="T11">theta’</text:span> is the probability of a mutation occurring’ – which sounds like a definition of</text:p>
      <text:p text:style-name="P7">‘mutation rate’. Would it rather be the probability of inter-individual difference in a</text:p>
      <text:p text:style-name="P7">population that is meant here?</text:p>
      <text:list xml:id="list3191187516" text:style-name="L4">
        <text:list-item>
          <text:p text:style-name="P17">shorturl.at/bnuC2</text:p>
        </text:list-item>
      </text:list>
      <text:p text:style-name="Standard"/>
      <text:p text:style-name="P1">p. 35 ‘a single recipient individuals copies’ <text:span text:style-name="T11">(39)</text:span></text:p>
      <text:p text:style-name="Standard"/>
      <text:p text:style-name="P1">p. 36 ‘uncertainty in imputed genotype calls’ <text:span text:style-name="T12">(39)</text:span></text:p>
      <text:p text:style-name="Standard"/>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 <text:span text:style-name="T12">(40)</text:span></text:p>
      <text:p text:style-name="Standard"/>
      <text:p text:style-name="P1">p. 37, list of ancient genomes – would be helpful to add their average depth estimates <text:span text:style-name="T12">(41)</text:span></text:p>
      <text:p text:style-name="Standard"/>
      <text:p text:style-name="P1">p. 38, calling 77M sites from 1000 GP without any filter? E.g. MAC 5 typically used to</text:p>
      <text:p text:style-name="P1">exclude false positive SNPs in the reference panel. <text:span text:style-name="T13">(42)</text:span></text:p>
      <text:p text:style-name="P1"/>
      <text:p text:style-name="Standard"/>
      <text:p text:style-name="P1">p. 40, ‘only GLIMPSE runs quickly enough to analyse SNPs with sequence-level density.’</text:p>
      <text:p text:style-name="P1">is not perhaps totally clear and correct assessment in comparison with BEAGLE <text:span text:style-name="T13">(44)</text:span></text:p>
      <text:p text:style-name="Standard"/>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 <text:span text:style-name="T13">(44)</text:span></text:p>
      <text:p text:style-name="Standard"/>
      <text:p text:style-name="P1"><text:soft-page-break/>p. 41, 3rd line, ‘to produced’ <text:span text:style-name="T13">(45)</text:span></text:p>
      <text:p text:style-name="Standard"/>
      <text:p text:style-name="P1">p. 42, explain whether when calculating precision and sensitivity only those variant</text:p>
      <text:p text:style-name="P1">positions that overlap between the target sample and the reference panel were considered <text:span text:style-name="T14">(46)</text:span></text:p>
      <text:p text:style-name="Standard"/>
      <text:p text:style-name="P1">p. 45, 3rd line from bottom, ‘reasonably’ -&gt; ‘reasonable’ <text:span text:style-name="T14">(50)</text:span></text:p>
      <text:p text:style-name="Standard"/>
      <text:p text:style-name="P1">p. 47, what exactly is bias here and how measured? <text:span text:style-name="T14">(50:51)</text:span></text:p>
      <text:p text:style-name="Standard"/>
      <text:p text:style-name="P1">p. 47, two times mitigate in one sentence <text:span text:style-name="T14">(51)</text:span></text:p>
      <text:p text:style-name="Standard"/>
      <text:p text:style-name="Standard">p. 50, imputation results, it would be helpful to report/table besides the accuracy other</text:p>
      <text:p text:style-name="Standard">stats considered after the GLIMPSE imputation, e.g. the number of retained heterozygous</text:p>
      <text:p text:style-name="P8">sites, proportion of missingness in REF/REF, HET, ALT/ALT calls. </text:p>
      <text:p text:style-name="P8"/>
      <text:p text:style-name="P2">Were het versus hom calls considered separately in sensitivity and precision estimation? <text:span text:style-name="T14">(57:59)</text:span></text:p>
      <text:p text:style-name="Standard"/>
      <text:p text:style-name="P1">p. 51, considering the relationship with SNP frequency explain if any minor allele frequency</text:p>
      <text:p text:style-name="P2">thresholds were applied before estimating the accuracy <text:span text:style-name="T14">(46)</text:span></text:p>
      <text:p text:style-name="Standard"/>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 <text:span text:style-name="T15">(56)</text:span></text:p>
      <text:p text:style-name="P1"/>
      <text:p text:style-name="Standard">p. 53 – what can be concluded from these analyses?</text:p>
      <text:p text:style-name="Standard"/>
      <text:p text:style-name="Standard">p. <text:span text:style-name="T2">62, Figure 2.8 – were all ancient samples projected? </text:span><text:span text:style-name="T4">(48)</text:span></text:p>
      <text:p text:style-name="Standard"/>
      <text:p text:style-name="P1">p. 63, what imputation tool did Margaryan et al. use and how to interpret the difference of</text:p>
      <text:p text:style-name="P1">their finding that fineSTRUCTURE groupings, containing individuals as low as 0.1x</text:p>
      <text:p text:style-name="P1">coverage, were not driven by coverage? <text:span text:style-name="T16">(69)</text:span></text:p>
      <text:list xml:id="list265543824" text:style-name="L5">
        <text:list-item>
          <text:p text:style-name="P14">I made an error here – they actually tested down to 0.5x, not 0.1x</text:p>
        </text:list-item>
      </text:list>
      <text:p text:style-name="Standard"/>
      <text:p text:style-name="Standard">p. 63, “<text:span text:style-name="T2">Consistent with previous the results</text:span>,” <text:span text:style-name="T16">(71)</text:span></text:p>
      <text:p text:style-name="Standard"/>
      <text:p text:style-name="Standard">p. <text:span text:style-name="T2">64, LBK excluded because anomalously poor results, in what sense?</text:span> <text:span text:style-name="T16">(71)</text:span></text:p>
      <text:p text:style-name="Standard"/>
      <text:p text:style-name="P1">p. 63, last section, I suppose reference to Figure 2.10 should be made? <text:span text:style-name="T17">(71)_</text:span></text:p>
      <text:p text:style-name="Standard"/>
      <text:p text:style-name="Standard">p. <text:span text:style-name="T2">67, “However, there is a degree of noise..” needs further clarification what is meant. </text:span><text:span text:style-name="T5">(75)</text:span></text:p>
      <text:p text:style-name="Standard"/>
      <text:p text:style-name="P1">p. 67, “These results suggest that imputation introduces a degree of bias into 0.1x…” – As</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 <text:span text:style-name="T18">(75)</text:span></text:p>
      <text:p text:style-name="Standard"/>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 <text:span text:style-name="T18">(76)</text:span></text:p>
      <text:p text:style-name="Standard"/>
      <text:p text:style-name="P1"><text:soft-page-break/>p. 68, considering the stated shifts towards the centre of the PCA it might be helpful to</text:p>
      <text:p text:style-name="P1">show the x=0 and y=0 lines on the plot. <text:span text:style-name="T18">(76:77)</text:span></text:p>
      <text:p text:style-name="Standard"/>
      <text:p text:style-name="P1">p. 70, section 2.7.2 – besides the bias towards reference panel, can the bias to reference</text:p>
      <text:p text:style-name="P1">sequence be shown/tabled e.g. by GP&lt;0.99 call differences from high coverage calls of</text:p>
      <text:p text:style-name="P1">ALT/ALT and HET than REF/REF <text:span text:style-name="T18">(79)</text:span></text:p>
      <text:p text:style-name="Standard"/>
      <text:p text:style-name="P1">p. 70, “Therefore, we can compare the amount [of] different..” <text:span text:style-name="T18">(78)</text:span></text:p>
      <text:p text:style-name="Standard"/>
      <text:p text:style-name="P1">p. 71, “the largest different[ce]” <text:span text:style-name="T18">(80)</text:span></text:p>
      <text:p text:style-name="Standard"/>
      <text:p text:style-name="P1">p. 72, “then calculated r-squared between copyvectors..”, correlations using r2?, consider</text:p>
      <text:p text:style-name="P1">rephrasing <text:span text:style-name="T18">(81)</text:span></text:p>
      <text:p text:style-name="Standard"/>
      <text:p text:style-name="P1">p. 74, RAF – unclear what it is – “variants with a low frequency” –should be specified to be</text:p>
      <text:p text:style-name="P1">either minor, derived, or non-reference allele frequency. “RAF refers to the frequency of</text:p>
      <text:p text:style-name="P1">the allele..” – of which allele? <text:span text:style-name="T18">(83)</text:span></text:p>
      <text:p text:style-name="Standard"/>
      <text:p text:style-name="P1">p. 74, “cop[y]vector”; also the statement about no improvement in Table 2.3 unclear: the 1-</text:p>
      <text:p text:style-name="P1">TVD values seem to be consistently higher for r than s and u in case of 0.1x although</text:p>
      <text:p text:style-name="P1">indeed not improved in case of 0.5x. <text:span text:style-name="T19">(83)</text:span></text:p>
      <text:p text:style-name="Standard"/>
      <text:p text:style-name="P1">p. 79, “As it [is] not possible..“ <text:span text:style-name="T19">(88)</text:span></text:p>
      <text:p text:style-name="Standard"/>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Standard"/>
      <text:p text:style-name="P1">p. 80, there is a lonely z underneath Table 2.6</text:p>
      <text:p text:style-name="Standard"/>
      <text:p text:style-name="P1">p. 83, “quality score significantly can significantly“ <text:span text:style-name="T20">(92)</text:span></text:p>
      <text:p text:style-name="Standard"><text:s/></text:p>
      <text:p text:style-name="P1">p. 84, “Thus, [t]he results presented in“ <text:span text:style-name="T20">(93)</text:span></text:p>
      <text:p text:style-name="Standard"/>
      <text:p text:style-name="Standard">Chapter 3</text:p>
      <text:p text:style-name="Standard">- F-STATISTIC should explain the logic of using the populations selected for a general</text:p>
      <text:p text:style-name="Standard">reader without knowledge of human evolution. Please state specifically the hypothesis you</text:p>
      <text:p text:style-name="Standard">are testing.</text:p>
      <text:p text:style-name="Standard"/>
      <text:p text:style-name="P1">p. 86, “..at different periods in the previous three centuries..” – only just? Rephrase <text:span text:style-name="T21">(95)</text:span></text:p>
      <text:p text:style-name="Standard"/>
      <text:p text:style-name="P1">p. 86, “but it [is] though” <text:span text:style-name="T21">(96)</text:span></text:p>
      <text:p text:style-name="Standard"/>
      <text:p text:style-name="P1">p. 88, “The latter approach is more powerful at detecting recent shared [what?] because it</text:p>
      <text:p text:style-name="P1">finds who an individual shares ancestry with overall” – consider rephrasing <text:span text:style-name="T22">(97)</text:span></text:p>
      <text:p text:style-name="Standard"/>
      <text:p text:style-name="P1">p. 90, last line, UK10K is part of HRC <text:span text:style-name="T23">(99)</text:span></text:p>
      <text:p text:style-name="Standard"/>
      <text:p text:style-name="P1">p. 94, “An alternative option to using Origins” – an alternative to what, Human Origins</text:p>
      <text:p text:style-name="P1">dataset? <text:span text:style-name="T23">(103)</text:span></text:p>
      <text:p text:style-name="P1"/>
      <text:p text:style-name="P1"><text:soft-page-break/>p. 95, “the samples in the U.K. Biobank dataset do not have any associated population or</text:p>
      <text:p text:style-name="P1">ethnic group labels” – might be worth specifying that except for the Data-field 20115,</text:p>
      <text:p text:style-name="P1">Country of Birth (non-UK origin) - even though self-reported and not ethnic group level</text:p>
      <text:p text:style-name="P1">information <text:span text:style-name="T23">(104)</text:span></text:p>
      <text:p text:style-name="P1"/>
      <text:p text:style-name="P1">p. 97, last sentence ends abruptly “but had less than” and does not seem to continue on</text:p>
      <text:p text:style-name="P1">the next page <text:span text:style-name="T23">(107)</text:span></text:p>
      <text:p text:style-name="Standard"/>
      <text:p text:style-name="P1">p. 99, because of specific SNP ascertainment strategies a sizeable fraction of Human</text:p>
      <text:p text:style-name="P1">Origins SNPs have a very low frequency – explain whether MAF filters were used and</text:p>
      <text:p text:style-name="P1">whether the 535,544 SNPs include also invariable positions in target samples <text:span text:style-name="T23">(108)</text:span></text:p>
      <text:p text:style-name="Standard"/>
      <text:p text:style-name="P1">p. 100. “Whilst it seems counter-intuitive that there is more power using a smaller number</text:p>
      <text:p text:style-name="P1">of SNPS” – explain more explicitly whether these results suggest that there is no benefit of</text:p>
      <text:p text:style-name="P1">using more than 50K SNPs with ChromoPainter <text:span text:style-name="T23">(109)</text:span></text:p>
      <text:p text:style-name="Standard"/>
      <text:p text:style-name="P1">p. 100 “Imputation methods rely on identifying reference haplotypes” – generalization that</text:p>
      <text:p text:style-name="P1">does not apply to reference-free imputation methods such as STITCH <text:span text:style-name="T23">(110)</text:span></text:p>
      <text:p text:style-name="Standard"/>
      <text:p text:style-name="P1">p. 101, “one of the few west African group[s]“ <text:span text:style-name="T24">(110)</text:span></text:p>
      <text:p text:style-name="Standard"/>
      <text:p text:style-name="P1">8p. 102, “Put together, these results suggest that using imputed data would introduce</text:p>
      <text:p text:style-name="P1">a level of bias and loss of information“ – what level of bias? Some bias is indeed expected,</text:p>
      <text:p text:style-name="P1">but what impact does it have? <text:span text:style-name="T24">(110)</text:span></text:p>
      <text:p text:style-name="Standard"/>
      <text:p text:style-name="P1">p. 102 “Therefore, in all later analysis, I chose to use the approximately 70,000 non-</text:p>
      <text:p text:style-name="P1">imputed SNPs” – not exactly true, rephrase, as later on, p. 116, same analyses reported</text:p>
      <text:p text:style-name="P1">also on imputed data. <text:span text:style-name="T24">(113)</text:span></text:p>
      <text:p text:style-name="Standard"/>
      <text:p text:style-name="P1">p. 113-4, “There are several interesting results. For example, there are 2,263 individuals</text:p>
      <text:p text:style-name="P1">who were born in the Caribbean.” – why is this interesting? <text:span text:style-name="T25">(121)</text:span></text:p>
      <text:p text:style-name="Standard"/>
      <text:p text:style-name="P1">p. 118 “with recent African [ancestry] are distributed” <text:span text:style-name="T26">(126)</text:span></text:p>
      <text:p text:style-name="Standard"/>
      <text:p text:style-name="P1">p. 118, mij and mj definitions check <text:span text:style-name="T26">(127)</text:span></text:p>
      <text:p text:style-name="Standard"/>
      <text:p text:style-name="Standard">p. <text:span text:style-name="T2">120, “Further, I found that using imputed genotypes may significantly reduce the power</text:span></text:p>
      <text:p text:style-name="P1">of a painting..” – explain what exactly does this reduced power mean, and, how generally</text:p>
      <text:p text:style-name="P1">this claim can be made – about all imputation methods, imputation from array based</text:p>
      <text:p text:style-name="P1">genotype data, specific array? Add more detail, similarly to other statements made, e.g. “I</text:p>
      <text:p text:style-name="P1">did not find evidence for structure in how African ancestry was distributed across the U.K.,</text:p>
      <text:p text:style-name="P1">based on the testing centre that participants registered at.” <text:span text:style-name="T26">(130)</text:span></text:p>
      <text:p text:style-name="Standard"/>
      <text:p text:style-name="Standard">Chapter 4</text:p>
      <text:p text:style-name="P1">p. 124 “SNP-based studies have shown that there is only very weak substructure [152].</text:p>
      <text:p text:style-name="P1">Questions remain as to the origin of this East-West structure; is it recent structure, or does</text:p>
      <text:p text:style-name="P1">it persist to the Middle Ages or earlier?” – unclear about the East-West structure here as</text:p>
      <text:p text:style-name="P1">the cited paper reports “that there exists a low genetic differentiation between the samples</text:p>
      <text:p text:style-name="P1">along a north-south gradient within Germany”, and, unclear about the directionality of time</text:p>
      <text:p text:style-name="P1">in ‘persist to the Middle Ages’ <text:span text:style-name="T27">(133)</text:span></text:p>
      <text:p text:style-name="Standard"/>
      <text:p text:style-name="P1">p. 127, “To determine the mtDNA and y-chromosome haplogroups for each newly</text:p>
      <text:p text:style-name="P1"><text:soft-page-break/>sequenced ancient sample, I used Haplogrep..” note that this tool only works on mtDNA <text:span text:style-name="T27">(136)</text:span></text:p>
      <text:p text:style-name="Standard"/>
      <text:p text:style-name="P1">p. 128, PLINK PCA, unclear how the pre-imputation genotypes were obtained – were</text:p>
      <text:p text:style-name="P1">these called in form of haploid/diploid genotypes or genotype likelihoods and as PLINK</text:p>
      <text:p text:style-name="P1">does not take likelihoods or haploid calls how was the uncertainty dealt with? If directly</text:p>
      <text:p text:style-name="P1">called genotypes <text:span text:style-name="T27">(137)</text:span></text:p>
      <text:p text:style-name="P1"/>
      <text:p text:style-name="P1">p. 128, Table 4.1 – date estimates given in which units, before present? Or rather BC,</text:p>
      <text:p text:style-name="P1">except for the medieval? <text:span text:style-name="T27">(137)</text:span></text:p>
      <text:p text:style-name="Standard"/>
      <text:p text:style-name="Standard">p. <text:span text:style-name="T2">130, Table 4.2 – mention source (HellBus) in the table footnote. </text:span><text:span text:style-name="T6">(139)</text:span></text:p>
      <text:p text:style-name="Standard"/>
      <text:p text:style-name="P1">p. 134, “with other literature samples” – with other ‘published samples’? <text:span text:style-name="T27">(144)</text:span></text:p>
      <text:p text:style-name="Standard"/>
      <text:p text:style-name="P1">p. 135, “fineSTRUCTURE grouped Erg1 with two samples from Upper</text:p>
      <text:p text:style-name="P1">Palaeolithic/Neolithic Italy” – refer to figure/table where these results are shown, Figure</text:p>
      <text:p text:style-name="P1">4.4.? <text:span text:style-name="T27">(240)</text:span></text:p>
      <text:p text:style-name="Standard"/>
      <text:p text:style-name="P1">p. 136, Figure title “Principle component analysis of genotype matrix” – perhaps instead of</text:p>
      <text:p text:style-name="P1">genotype matrix a more informative name for the presented dataset can be used? <text:span text:style-name="T27">(146)</text:span></text:p>
      <text:p text:style-name="Standard"/>
      <text:p text:style-name="P1">p. 138, the Z&gt;3 score for f4(Erg1,Din2,WHG,Mbuti) interpreted as a possible outcome of</text:p>
      <text:p text:style-name="P1">multiple testing – how does this relate to WHG admixture results in the next section 4.3.3?</text:p>
      <text:p text:style-name="P1">consider rephrasing in this context here more as an uncertainty whether admixture or</text:p>
      <text:p text:style-name="P1">multiple testing error rather than resolving for the latter <text:span text:style-name="T27">(148)</text:span></text:p>
      <text:p text:style-name="P1"/>
      <text:p text:style-name="P3">p. 139, qpAdm result on Erg1 – specify where shown, Figure 4.7? not referred to; <text:s/><text:span text:style-name="T28">(150)</text:span></text:p>
      <text:p text:style-name="P3"/>
      <text:p text:style-name="P3">Erg2 qpAdm results showing no HG admixture mentioned, but the SOURCEFIND results show</text:p>
      <text:p text:style-name="P1">some level of admixture, explain and rephrase the statements in the text <text:span text:style-name="T28">(156)</text:span></text:p>
      <text:p text:style-name="Standard"/>
      <text:p text:style-name="P1">p. 140, the same, reference to relevant figures needed for MOSAIC and SOURCEFIND</text:p>
      <text:p text:style-name="P1">results within the first paragraph where the results are first mentioned <text:span text:style-name="T28">(150)</text:span></text:p>
      <text:p text:style-name="Standard"/>
      <text:p text:style-name="P1">p. 146, “from a source closest to an Alamannic-Frankish sample” – from which published</text:p>
      <text:p text:style-name="P1">source? <text:span text:style-name="T28">(156)</text:span></text:p>
      <text:p text:style-name="Standard"/>
      <text:p text:style-name="P1">p. 146, “The estimated Fst” – how, where explained? <text:span text:style-name="T28">(157)</text:span></text:p>
      <text:p text:style-name="Standard"/>
      <text:p text:style-name="Standard">p. 148, “However, the two Germanic samples fall into a fineSTRUCTURE cluster with a set</text:p>
      <text:p text:style-name="Standard">of contemporaneous samples from Northern Europe, including 10-11th century Vikings</text:p>
      <text:p text:style-name="Standard">from Estonia, Sweden and Iceland,” – where presented? On Figure 4.4 no Vikings are</text:p>
      <text:p text:style-name="Standard">shown. If not shown anywhere include ‘data not shown’. Which sources used for Early</text:p>
      <text:p text:style-name="Standard">Slavic samples?</text:p>
      <text:p text:style-name="Standard"/>
      <text:p text:style-name="P1">p. 148 “and has was [been] dated” <text:span text:style-name="T29">(158)</text:span></text:p>
      <text:p text:style-name="Standard"/>
      <text:p text:style-name="P1">9p. 150, “whilst DIN2 showed no evidence of admixture” – but it does according to figures</text:p>
      <text:p text:style-name="P1">4.7 and 4.8, modify text to explain <text:span text:style-name="T29">(156)</text:span></text:p>
      <text:p text:style-name="Standard"/>
      <text:p text:style-name="P1">p. 150, on the origin of the southern component in the Cherry Tree Cave Iron Age</text:p>
      <text:p text:style-name="P1">samples “The most plausible source of this ancestry is from Italy, with the best source in</text:p>
      <text:p text:style-name="P1"><text:soft-page-break/>the dataset being the cluster of Renaissance samples from Antonio et al (2019) [59], date</text:p>
      <text:p text:style-name="P1">to between 282 - 354 AD. How exactly does this work considering the Cherry Tree Cave</text:p>
      <text:p text:style-name="P1">samples are from 6th century BC, i.e. more than 800 years older? Consider</text:p>
      <text:p text:style-name="P1">rephrasing/modifying the text. Similarly the time scale does not seem to fit with the</text:p>
      <text:p text:style-name="P1">Lombards in Italy and their migration to Southern Germany, at least not from Italy, unless</text:p>
      <text:p text:style-name="P1">considering the possibility of Lombard ancestors before them reaching Italy? But then this</text:p>
      <text:p text:style-name="P1">would not explain the presence of Italian ancestry in Iron Age Germans of the Cherry Tree</text:p>
      <text:p text:style-name="P1">Cave. <text:span text:style-name="T29">(160:161)</text:span></text:p>
      <text:p text:style-name="Standard"/>
      <text:p text:style-name="P1">p. 151, “The arrival of Yamnaya-like ancestry fro i'm m this early (2762BC) [period? Or what</text:p>
      <text:p text:style-name="P1">exactly?] represents..” <text:span text:style-name="T30">(161)</text:span></text:p>
      <text:p text:style-name="Standard"/>
      <text:p text:style-name="Standard"/>
      <text:p text:style-name="Standard">Chapter 5</text:p>
      <text:p text:style-name="P1">pp. 152-4 reference to Figure 5.1 should be made in text where talking about the three</text:p>
      <text:p text:style-name="P1">Slavic groupings, currently this figure, which is useful for presenting the relevant</text:p>
      <text:p text:style-name="P1">geographic context, is not cited anywhere in the text. <text:span text:style-name="T30">(164)</text:span></text:p>
      <text:p text:style-name="Standard"/>
      <text:p text:style-name="P1">p. 156, questions – if the material is specifically focused on Czech samples then it would</text:p>
      <text:p text:style-name="P1">make more sense to formulate the questions also accordingly, e.g. “Is there evidence of</text:p>
      <text:p text:style-name="P1">genetic change between Migration period and Early Middle Ages in the area of present-</text:p>
      <text:p text:style-name="P1">day Czech Republic”. “Do the labels “Migration Period” and “Early Middle Ages” make</text:p>
      <text:p text:style-name="P1">sense” is too perhaps a bit too vague question and should be rephrased. Can the evidence</text:p>
      <text:p text:style-name="P1">from these 17 samples indeed be used to show no continuity, explain whether continuity is</text:p>
      <text:p text:style-name="P1">your H0 and change H1? <text:span text:style-name="T31">(167)</text:span></text:p>
      <text:p text:style-name="Standard"/>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Standard"/>
      <text:p text:style-name="P1">p. 157, “imputation and phasing pipeline to generate genotype likelihoods..” – does the</text:p>
      <text:p text:style-name="P1">imputation output indeed report genotype likelihoods (GL) or genotype probabilities (GP),</text:p>
      <text:p text:style-name="P1">which (the latter) would consider the haplotypes in the reference panel <text:span text:style-name="T31">(168)</text:span></text:p>
      <text:p text:style-name="Standard"/>
      <text:p text:style-name="P1">p. 158, “I retained only the 500,000 markers with the lowest amount of missingness”, by</text:p>
      <text:p text:style-name="P1">what cut-off value, was this done after the MS-POBI-HellBus merging – how many SNPs</text:p>
      <text:p text:style-name="P1">were retained after the merging?</text:p>
      <text:list xml:id="list2004204446" text:style-name="L6">
        <text:list-item>
          <text:p text:style-name="P15">Not a merged dataset</text:p>
        </text:list-item>
        <text:list-item>
          <text:p text:style-name="P15">No cutoff value</text:p>
        </text:list-item>
      </text:list>
      <text:p text:style-name="Standard"/>
      <text:p text:style-name="P1">p. 161, “the Migration Period samples are heterogeneous are [and] not likely to originate” <text:span text:style-name="T31">(p175)</text:span></text:p>
      <text:p text:style-name="Standard"/>
      <text:p text:style-name="P1">p. 162, a table without title or footnote. Is this table related to the last paragraph of the</text:p>
      <text:p text:style-name="P1">methods, “..and the following sets as surrogates”? <text:s/><text:span text:style-name="T31">(174)</text:span></text:p>
      <text:p text:style-name="Standard"/>
      <text:p text:style-name="Standard">p. <text:span text:style-name="T2">164, “LIB4 and LIB5 cluster together with Early Iron Age and Renaissance samples from</text:span></text:p>
      <text:p text:style-name="P1"><text:soft-page-break/>Italy” – cluster is perhaps a too strong word considering almost equal distance to Anatolia</text:p>
      <text:p text:style-name="P1">Neolithic and the absence of other (than Bavarian and Italian) Iron Age samples from</text:p>
      <text:p text:style-name="P1">Europe on the plots, consider rephrasing <text:span text:style-name="T32">(175)</text:span></text:p>
      <text:p text:style-name="Standard"/>
      <text:p text:style-name="P1">p. 165, “Historical evidence cites alliances between Slavs and Lombards in the 5th century</text:p>
      <text:p text:style-name="P1">[195].” – consider including and discussing in this context the direct ancient DNA evidence</text:p>
      <text:p text:style-name="P1">from the Longobards (Amorim et al. 2018 Nat Comm)? <text:span text:style-name="T32">(175)</text:span></text:p>
      <text:p text:style-name="Standard"/>
      <text:p text:style-name="P1">p. “LIB12 displays ancestry which is more typical of the preceding Central European</text:p>
      <text:p text:style-name="P1">Bronze Age,” – note difference between the LIB12 neighbours on Fig. 5.2 and 5.3? In the</text:p>
      <text:p text:style-name="P1">latter it is closest to bavaria_zuzana and Lombards. <text:span text:style-name="T32">(175)</text:span></text:p>
      <text:p text:style-name="P1"/>
      <text:p text:style-name="P1">p. 165, “All 12 samples cluster in the same fineSTRUCTURE group (named Slavic Early</text:p>
      <text:p text:style-name="P1">Middle Age II)” – is this with reference to Fig. 5.3? – cannot find such label there, the label</text:p>
      <text:p text:style-name="P1">shows on Fig. 5.2 but the red samples cover much wider space including Bavarian Bronze</text:p>
      <text:p text:style-name="P1">Age and GoldenHordeEuro as well as Mesolithic and other labels. <text:span text:style-name="T32">(177)</text:span></text:p>
      <text:p text:style-name="Standard"/>
      <text:p text:style-name="P1">10p. 165, “SOURCEFIND showed ..” – is there a figure or a table? Also the claimed</text:p>
      <text:p text:style-name="P1">relationships are difficult to follow on Figure D.7.</text:p>
      <text:p text:style-name="P1"/>
      <text:p text:style-name="Standard">p. 169, “affinity to present-day Greek individuals” is difficult to tell from Fig. 5.7</text:p>
      <text:p text:style-name="Standard"/>
      <text:p text:style-name="P1">p. 174, Fig. 5.10, 2-way admixture involving which sources? Which samples, groups</text:p>
      <text:p text:style-name="P1">considered as the targets of admixture? What is the difference between green and blue</text:p>
      <text:p text:style-name="P1">boxes? <text:span text:style-name="T33">(186)</text:span></text:p>
      <text:p text:style-name="Standard"/>
      <text:p text:style-name="P1">p. 175, “source best represented by present-day Uygurs” – what could be the historical</text:p>
      <text:p text:style-name="P1">event that could explain this? Can Finno-Ugric (FU) substrate, that has been estimated to</text:p>
      <text:p text:style-name="P1">have Yukaghir component due to an Iron Age migration as the likeliest source, be ruled out</text:p>
      <text:p text:style-name="P1">here as the source? <text:span text:style-name="T33">(187)</text:span></text:p>
      <text:p text:style-name="Standard"/>
      <text:p text:style-name="P1">p. 176, continuity exists or not statements – what exactly do these mean? No continuity</text:p>
      <text:p text:style-name="P1">between modern and Migration Period samples, does the statement mean complete</text:p>
      <text:p text:style-name="P1">replacement (no continuity at all) or significant level of change (continuity and change by</text:p>
      <text:p text:style-name="P1">drift only model can be ruled out)? <text:span text:style-name="T34">(189)</text:span></text:p>
      <text:p text:style-name="P1"/>
      <text:p text:style-name="P1">p. 177, “Alternatively, it is possible these individuals are a leftover from a historically</text:p>
      <text:p text:style-name="P1">described Lombard migration that moved from Northern Germany through</text:p>
      <text:p text:style-name="P1">Czechia, Slovakia, Hungary and ended up in Lombardia (Z. Hofmanova, personal</text:p>
      <text:p text:style-name="P1">communication).” – such migration can explain Germanic ancestry in northern Italy.</text:p>
      <text:p text:style-name="P1">Unclear how could it explain Mediterranean ancestry in Czech region at such early dates.</text:p>
      <text:p text:style-name="P1">Can migrations related to Roman armies be ruled out? Also, are there distinct Italian and</text:p>
      <text:p text:style-name="P1">Greek sources at play, as discussed in text in relation to different analyses? Modify text</text:p>
      <text:p text:style-name="P1">Chapter 6 <text:span text:style-name="T34">(189)</text:span></text:p>
      <text:p text:style-name="Standard"/>
      <text:p text:style-name="P1">p. 179, “copyvectors of &gt;0.5x downsamples show a high correspondence..” – with or</text:p>
      <text:p text:style-name="P1">without imputation? If imputed then worth also mentioning GLIMPSE <text:span text:style-name="T35">(191)</text:span></text:p>
      <text:p text:style-name="Standard"/>
      <text:p text:style-name="Standard">p. <text:span text:style-name="T2">179, “I also found evidence of imputation bias towards the reference (Fig. 2.13).” Worth</text:span></text:p>
      <text:p text:style-name="P1">specifying whether it is reference sequence or reference panel bias. Might be helpful to</text:p>
      <text:p text:style-name="P1">clarify this also with regards to the statement on page 133, with reference to [48], that</text:p>
      <text:p text:style-name="P1">imputation reduces reference sequence bias. In light of the negative correlations between</text:p>
      <text:p text:style-name="P1"><text:soft-page-break/>precision and age of the ancient target samples it might be helpful to expand on whether</text:p>
      <text:p text:style-name="P1">the mentioned biases are dependent on how distant the chosen reference panel is to a</text:p>
      <text:p text:style-name="P1">sample. <text:span text:style-name="T35">(192)</text:span></text:p>
      <text:p text:style-name="Standard"/>
      <text:p text:style-name="Standard">p. <text:span text:style-name="T2">181, “Iron Age Italian sourced” </text:span><text:span text:style-name="T7">(193)</text:span></text:p>
      <text:p text:style-name="Standard"/>
      <text:p text:style-name="P1">p. 181, “which may be related the migrations of Lombard populations” – rephrase or clarify</text:p>
      <text:p text:style-name="P1">how Italian ancestry in pre-Roman Iron Age could be related to Lombard migration more</text:p>
      <text:p text:style-name="P1">than 800 years later. Lombards would have brought ‘Germanic/Scandinavian’ ancestry to</text:p>
      <text:p text:style-name="P1">North Italy rather than Italian ancestry to Germany. <text:span text:style-name="T35">(194)</text:span></text:p>
      <text:p text:style-name="Standard"/>
      <text:p text:style-name="P4">p. 182, recommendations should be more specific, e.g. recommendations on GLIMPSE-</text:p>
      <text:p text:style-name="P1">based imputation more specifically rather than all imputation methods generally. <text:span text:style-name="T36">(194:1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3:47:48.062359669</meta:creation-date>
    <dc:date>2022-05-05T18:13:13.558588668</dc:date>
    <meta:editing-duration>PT1H44M22S</meta:editing-duration>
    <meta:editing-cycles>12</meta:editing-cycles>
    <meta:generator>LibreOffice/7.3.2.2$Linux_X86_64 LibreOffice_project/30$Build-2</meta:generator>
    <meta:document-statistic meta:table-count="0" meta:image-count="0" meta:object-count="0" meta:page-count="9" meta:paragraph-count="299" meta:word-count="3535" meta:character-count="21757" meta:non-whitespace-character-count="18469"/>
  </office:meta>
</office:document-meta>
</file>